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1E0EE121C7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3" style:family="graphic" style:parent-style-name="standard">
      <style:graphic-properties draw:fill-color="#ff950e" draw:opacity="50%" draw:textarea-horizontal-align="justify" draw:textarea-vertical-align="middle" draw:auto-grow-height="false" draw:shadow-opacity="50%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7pt" style:font-size-asian="17pt" style:font-size-complex="17pt"/>
    </style:style>
    <style:style style:name="T1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2.68cm" svg:y="1.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5.18cm" svg:y="1.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7.68cm" svg:y="1.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10.18cm" svg:y="1.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2.68cm" svg:y="4.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5.18cm" svg:y="4.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7.68cm" svg:y="4.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0.18cm" svg:y="4.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2.68cm" svg:y="6.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5.18cm" svg:y="6.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7.68cm" svg:y="6.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10.18cm" svg:y="6.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2.68cm" svg:y="9.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5.18cm" svg:y="9.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7.68cm" svg:y="9.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0.18cm" svg:y="9.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5.04cm" svg:x="2.68cm" svg:y="1.78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741cm" svg:height="2.502cm" svg:x="2.545cm" svg:y="4.22cm">
          <draw:image xlink:href="Pictures/10000201000001E0000001E0EE121C74.png" xlink:type="simple" xlink:show="embed" xlink:actuate="onLoad">
            <text:p/>
          </draw:image>
        </draw:frame>
        <draw:custom-shape draw:style-name="gr3" draw:text-style-name="P1" draw:layer="layout" svg:width="2.54cm" svg:height="7.54cm" svg:x="5.18cm" svg:y="1.78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741cm" svg:height="2.502cm" svg:x="5.042cm" svg:y="6.653cm">
          <draw:image xlink:href="Pictures/10000201000001E0000001E0EE121C74.png" xlink:type="simple" xlink:show="embed" xlink:actuate="onLoad">
            <text:p/>
          </draw:image>
        </draw:frame>
        <draw:custom-shape draw:style-name="gr3" draw:text-style-name="P1" draw:layer="layout" svg:width="2.5cm" svg:height="2.5cm" svg:x="7.68cm" svg:y="1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10.04cm" svg:x="10.18cm" svg:y="1.78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741cm" svg:height="2.502cm" svg:x="7.557cm" svg:y="1.653cm">
          <draw:image xlink:href="Pictures/10000201000001E0000001E0EE121C74.png" xlink:type="simple" xlink:show="embed" xlink:actuate="onLoad">
            <text:p/>
          </draw:image>
        </draw:frame>
        <draw:frame draw:style-name="gr4" draw:text-style-name="P1" draw:layer="layout" svg:width="2.741cm" svg:height="2.502cm" svg:x="10.071cm" svg:y="9.253cm">
          <draw:image xlink:href="Pictures/10000201000001E0000001E0EE121C74.png" xlink:type="simple" xlink:show="embed" xlink:actuate="onLoad">
            <text:p/>
          </draw:image>
        </draw:frame>
        <draw:frame draw:style-name="gr5" draw:text-style-name="P2" draw:layer="layout" svg:width="11.862cm" svg:height="1.605cm" svg:x="2.109cm" svg:y="12.417cm">
          <draw:text-box>
            <text:p text:style-name="P2"><text:span text:style-name="T1">A placement fulfilling the constraints, such that no rook is under attack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3T12:03:56.368802594</meta:creation-date>
    <dc:date>2016-09-25T21:06:38.994320490</dc:date>
    <dc:creator>elucterio </dc:creator>
    <meta:editing-duration>PT3H4M37S</meta:editing-duration>
    <meta:editing-cycles>11</meta:editing-cycles>
    <meta:generator>LibreOffice/4.2.8.2$Linux_X86_64 LibreOffice_project/420m0$Build-2</meta:generator>
    <meta:document-statistic meta:object-count="25"/>
  </office:meta>
</office:document-meta>
</file>